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5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checkvpn.zip and unzip it</text:p>
      <text:p text:style-name="Standard">- Double click on checkvpn.jar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 Example : d:\\musique\\shakira.wav</text:p>
      <text:p text:style-name="Standard">- Set the mail parameters to send an email when the VPN crash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16T18:45:32.58</dc:date>
    <dc:creator>patrice roland</dc:creator>
    <meta:editing-duration>PT19M58S</meta:editing-duration>
    <meta:editing-cycles>11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31" meta:character-count="1227"/>
  </office:meta>
</office:document-meta>
</file>